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color="#ff8000" style:font-name="Liberation Mono" fo:font-size="14pt" fo:font-weight="bold" style:font-size-asian="14pt" style:font-weight-asian="bold" style:font-size-complex="14pt" style:font-weight-complex="bold"/>
    </style:style>
    <style:style style:name="P2" style:family="paragraph" style:parent-style-name="Preformatted_20_Text">
      <style:text-properties fo:color="#ff8000" style:font-name="Liberation Mono" fo:font-size="14pt" fo:font-weight="bold" officeooo:paragraph-rsid="00295d2e" style:font-size-asian="14pt" style:font-weight-asian="bold" style:font-size-complex="14pt" style:font-weight-complex="bold"/>
    </style:style>
    <style:style style:name="P3" style:family="paragraph" style:parent-style-name="Preformatted_20_Text">
      <style:text-properties style:font-name="aakar"/>
    </style:style>
    <style:style style:name="P4" style:family="paragraph" style:parent-style-name="Preformatted_20_Text">
      <style:text-properties style:font-name="Liberation Mono"/>
    </style:style>
    <style:style style:name="P5" style:family="paragraph" style:parent-style-name="Preformatted_20_Text">
      <style:text-properties style:font-name="Liberation Mono" fo:font-size="14pt" style:font-size-asian="14pt" style:font-size-complex="14pt"/>
    </style:style>
    <style:style style:name="P6" style:family="paragraph" style:parent-style-name="Preformatted_20_Text">
      <style:text-properties style:font-name="Liberation Mono" fo:font-size="14pt" officeooo:paragraph-rsid="000ac398" style:font-size-asian="14pt" style:font-size-complex="14pt"/>
    </style:style>
    <style:style style:name="P7" style:family="paragraph" style:parent-style-name="Preformatted_20_Text">
      <style:text-properties style:font-name="Liberation Mono" fo:font-size="14pt" officeooo:paragraph-rsid="000aea56" style:font-size-asian="14pt" style:font-size-complex="14pt"/>
    </style:style>
    <style:style style:name="P8" style:family="paragraph" style:parent-style-name="Preformatted_20_Text">
      <style:text-properties style:font-name="Liberation Mono" fo:font-size="14pt" officeooo:rsid="000c7937" officeooo:paragraph-rsid="000c7937" style:font-size-asian="14pt" style:font-size-complex="14pt"/>
    </style:style>
    <style:style style:name="P9" style:family="paragraph" style:parent-style-name="Preformatted_20_Text">
      <style:text-properties style:font-name="Liberation Mono" fo:font-size="14pt" officeooo:rsid="00129e8d" officeooo:paragraph-rsid="00129e8d" style:font-size-asian="14pt" style:font-size-complex="14pt"/>
    </style:style>
    <style:style style:name="P10" style:family="paragraph" style:parent-style-name="Preformatted_20_Text">
      <style:text-properties style:font-name="Liberation Mono" fo:font-size="14pt" officeooo:paragraph-rsid="0022a711" style:font-size-asian="14pt" style:font-size-complex="14pt"/>
    </style:style>
    <style:style style:name="P11" style:family="paragraph" style:parent-style-name="Preformatted_20_Text">
      <style:text-properties style:font-name="Liberation Mono" fo:font-size="14pt" officeooo:rsid="00266717" officeooo:paragraph-rsid="00266717" style:font-size-asian="14pt" style:font-size-complex="14pt"/>
    </style:style>
    <style:style style:name="P12" style:family="paragraph" style:parent-style-name="Preformatted_20_Text">
      <style:text-properties style:font-name="Liberation Mono" fo:font-size="14pt" fo:background-color="#afd095" style:font-size-asian="14pt" style:font-size-complex="14pt"/>
    </style:style>
    <style:style style:name="P13" style:family="paragraph" style:parent-style-name="Preformatted_20_Text">
      <style:text-properties style:font-name="Liberation Mono" fo:font-size="14pt" fo:font-weight="bold" fo:background-color="#afd095" style:font-size-asian="14pt" style:font-weight-asian="bold" style:font-size-complex="14pt" style:font-weight-complex="bold"/>
    </style:style>
    <style:style style:name="P14" style:family="paragraph" style:parent-style-name="Preformatted_20_Text">
      <style:text-properties style:font-name="Liberation Mono" fo:font-size="13pt" fo:font-weight="bold" officeooo:rsid="000c7937" officeooo:paragraph-rsid="000c7937" style:font-size-asian="13pt" style:font-weight-asian="bold" style:font-size-complex="13pt" style:font-weight-complex="bold"/>
    </style:style>
    <style:style style:name="P15" style:family="paragraph" style:parent-style-name="Preformatted_20_Text">
      <style:text-properties fo:color="#333333" style:font-name="Liberation Mono" fo:font-size="14pt" fo:font-weight="bold" fo:background-color="transparent" style:font-size-asian="14pt" style:font-weight-asian="bold" style:font-size-complex="14pt" style:font-weight-complex="bold"/>
    </style:style>
    <style:style style:name="P16" style:family="paragraph" style:parent-style-name="Preformatted_20_Text">
      <style:text-properties fo:color="#ea7500" style:font-name="Liberation Mono" fo:font-size="14pt" fo:font-weight="bold" style:font-size-asian="14pt" style:font-weight-asian="bold" style:font-size-complex="14pt" style:font-weight-complex="bold"/>
    </style:style>
    <style:style style:name="P17" style:family="paragraph" style:parent-style-name="Preformatted_20_Text">
      <style:text-properties fo:color="#ea7500" style:font-name="Liberation Mono" fo:font-size="14pt" fo:font-weight="bold" officeooo:paragraph-rsid="0022a711" style:font-size-asian="14pt" style:font-weight-asian="bold" style:font-size-complex="14pt" style:font-weight-complex="bold"/>
    </style:style>
    <style:style style:name="P18" style:family="paragraph" style:parent-style-name="Preformatted_20_Text">
      <style:text-properties fo:color="#ea7500" style:font-name="Liberation Mono" fo:font-size="12pt" fo:font-weight="bold" officeooo:paragraph-rsid="000aea56" style:font-size-asian="12pt" style:font-weight-asian="bold" style:font-size-complex="12pt" style:font-weight-complex="bold"/>
    </style:style>
    <style:style style:name="P19" style:family="paragraph" style:parent-style-name="Preformatted_20_Text">
      <style:text-properties fo:color="#ea7500" style:font-name="Liberation Mono" fo:font-size="12pt" fo:font-weight="bold" officeooo:paragraph-rsid="001df662" style:font-size-asian="12pt" style:font-weight-asian="bold" style:font-size-complex="12pt" style:font-weight-complex="bold"/>
    </style:style>
    <style:style style:name="P20" style:family="paragraph" style:parent-style-name="Preformatted_20_Text">
      <style:text-properties fo:color="#3465a4" style:font-name="Liberation Mono" fo:font-size="14pt" style:text-underline-style="solid" style:text-underline-width="auto" style:text-underline-color="font-color" fo:font-weight="bold" officeooo:rsid="00266717" officeooo:paragraph-rsid="00266717" style:font-size-asian="14pt" style:font-weight-asian="bold" style:font-size-complex="14pt" style:font-weight-complex="bold"/>
    </style:style>
    <style:style style:name="P21" style:family="paragraph" style:parent-style-name="Preformatted_20_Text">
      <style:text-properties style:use-window-font-color="true" style:font-name="Liberation Mono" fo:font-size="14pt" fo:font-weight="bold" officeooo:paragraph-rsid="00295d2e"/>
    </style:style>
    <style:style style:name="P22" style:family="paragraph" style:parent-style-name="Preformatted_20_Text">
      <style:text-properties style:use-window-font-color="true" style:font-name="Liberation Mono" fo:font-size="14pt" fo:font-weight="bold" officeooo:rsid="0029cb7b" officeooo:paragraph-rsid="0029cb7b"/>
    </style:style>
    <style:style style:name="P23" style:family="paragraph" style:parent-style-name="Standard">
      <style:text-properties style:use-window-font-color="true" style:font-name="Droid Sans Mono" fo:font-size="10.5pt" fo:font-weight="normal" fo:background-color="transparent" style:font-size-asian="14pt" style:font-size-complex="14pt"/>
    </style:style>
    <style:style style:name="P24" style:family="paragraph" style:parent-style-name="Standard">
      <style:text-properties style:font-name="Droid Sans Mono" fo:font-size="12pt" fo:font-weight="bold" officeooo:paragraph-rsid="0022a711" fo:background-color="transparent" style:font-size-asian="12pt" style:font-weight-asian="bold" style:font-size-complex="12pt" style:font-weight-complex="bold"/>
    </style:style>
    <style:style style:name="P25" style:family="paragraph" style:parent-style-name="Standard">
      <style:text-properties fo:color="#d4d4d4" style:font-name="Droid Sans Mono" fo:font-size="10.5pt" fo:font-weight="normal" officeooo:paragraph-rsid="0022a711" fo:background-color="#1e1e1e" style:font-size-asian="14pt" style:font-size-complex="14pt"/>
    </style:style>
    <style:style style:name="P26" style:family="paragraph" style:parent-style-name="Standard">
      <style:text-properties fo:color="#d4d4d4" style:font-name="Droid Sans Mono" fo:font-size="10.5pt" fo:font-weight="bold" officeooo:paragraph-rsid="00295d2e" fo:background-color="transparent" style:font-weight-asian="bold" style:font-weight-complex="bold"/>
    </style:style>
    <style:style style:name="P27" style:family="paragraph" style:parent-style-name="Standard">
      <style:text-properties fo:color="#000000" style:font-name="Droid Sans Mono" fo:font-size="13pt" fo:font-weight="bold" officeooo:rsid="000c7937" officeooo:paragraph-rsid="000c7937" fo:background-color="transparent" style:font-size-asian="13pt" style:font-weight-asian="bold" style:font-size-complex="13pt" style:font-weight-complex="bold"/>
    </style:style>
    <style:style style:name="P28" style:family="paragraph" style:parent-style-name="Standard">
      <style:paragraph-properties style:line-height-at-least="0.503cm"/>
      <style:text-properties fo:color="#000000" style:font-name="Droid Sans Mono" fo:font-size="13pt" fo:font-weight="bold" fo:background-color="transparent" style:font-size-asian="13pt" style:font-weight-asian="bold" style:font-size-complex="13pt" style:font-weight-complex="bold"/>
    </style:style>
    <style:style style:name="P29" style:family="paragraph" style:parent-style-name="Standard">
      <style:text-properties fo:color="#333333" style:font-name="Droid Sans Mono" fo:font-size="10.5pt" fo:font-weight="bold" fo:background-color="transparent" style:font-size-asian="14pt" style:font-weight-asian="bold" style:font-size-complex="14pt" style:font-weight-complex="bold"/>
    </style:style>
    <style:style style:name="P30" style:family="paragraph" style:parent-style-name="Standard">
      <style:paragraph-properties style:line-height-at-least="0.503cm"/>
      <style:text-properties fo:color="#333333" style:font-name="Droid Sans Mono" fo:font-size="10.5pt" fo:font-weight="bold" fo:background-color="transparent" style:font-weight-asian="bold" style:font-weight-complex="bold"/>
    </style:style>
    <style:style style:name="P31" style:family="paragraph" style:parent-style-name="Preformatted_20_Text">
      <style:text-properties fo:color="#c9211e" style:font-name="Liberation Mono" fo:font-size="14pt" fo:font-weight="bold" officeooo:rsid="0022a711" officeooo:paragraph-rsid="0022a711" style:font-size-asian="14pt" style:font-weight-asian="bold" style:font-size-complex="14pt" style:font-weight-complex="bold"/>
    </style:style>
    <style:style style:name="P32" style:family="paragraph" style:parent-style-name="Preformatted_20_Text">
      <style:text-properties fo:color="#8d1d75" style:font-name="Droid Sans Mono" fo:font-size="10.5pt" fo:font-weight="bold" officeooo:paragraph-rsid="00295d2e" fo:background-color="transparent" style:font-weight-asian="bold" style:font-weight-complex="bold"/>
    </style:style>
    <style:style style:name="P33" style:family="paragraph" style:parent-style-name="Preformatted_20_Text">
      <style:text-properties fo:color="#8d1d75" style:font-name="Droid Sans Mono" fo:font-size="10.5pt" fo:font-weight="bold" officeooo:rsid="002abe3f" officeooo:paragraph-rsid="002abe3f" fo:background-color="transparent" style:font-weight-asian="bold" style:font-weight-complex="bold"/>
    </style:style>
    <style:style style:name="P34" style:family="paragraph" style:parent-style-name="Preformatted_20_Text">
      <style:text-properties style:use-window-font-color="true" style:font-name="Droid Sans Mono" fo:font-size="10.5pt" fo:font-weight="bold" officeooo:rsid="002abe3f" officeooo:paragraph-rsid="002abe3f" fo:background-color="transparent" style:font-weight-asian="bold" style:font-weight-complex="bold"/>
    </style:style>
    <style:style style:name="P35" style:family="paragraph" style:parent-style-name="Preformatted_20_Text">
      <style:paragraph-properties style:line-height-at-least="0.503cm"/>
      <style:text-properties style:use-window-font-color="true" style:font-name="Droid Sans Mono" fo:font-size="10.5pt" fo:font-weight="bold" officeooo:rsid="002abe3f" officeooo:paragraph-rsid="002c8b86" fo:background-color="transparent" style:font-weight-asian="bold" style:font-weight-complex="bold"/>
    </style:style>
    <style:style style:name="P36" style:family="paragraph" style:parent-style-name="Preformatted_20_Text">
      <style:text-properties style:font-name="Droid Sans Mono" fo:font-size="10.5pt" officeooo:rsid="002abe3f" officeooo:paragraph-rsid="002abe3f"/>
    </style:style>
    <style:style style:name="P37" style:family="paragraph" style:parent-style-name="Standard">
      <style:text-properties fo:color="#333333" style:font-name="Droid Sans Mono" fo:font-size="10.5pt" fo:font-weight="bold" officeooo:paragraph-rsid="00295d2e" fo:background-color="transparent" style:font-weight-asian="bold" style:font-weight-complex="bold"/>
    </style:style>
    <style:style style:name="P38" style:family="paragraph" style:parent-style-name="Standard">
      <style:text-properties fo:color="#1c1c1c" style:font-name="Droid Sans Mono" fo:font-size="10.5pt" fo:font-weight="normal" officeooo:rsid="002abe3f" officeooo:paragraph-rsid="002abe3f" fo:background-color="transparent"/>
    </style:style>
    <style:style style:name="P39" style:family="paragraph" style:parent-style-name="Standard">
      <style:paragraph-properties style:line-height-at-least="0.503cm"/>
      <style:text-properties fo:color="#1c1c1c" style:font-name="Droid Sans Mono" fo:font-size="10.5pt" fo:font-weight="normal" fo:background-color="transparent"/>
    </style:style>
    <style:style style:name="P40" style:family="paragraph" style:parent-style-name="Standard">
      <style:paragraph-properties style:line-height-at-least="0.503cm"/>
      <style:text-properties fo:color="#1c1c1c" style:font-name="Droid Sans Mono" fo:font-size="10.5pt" fo:font-weight="normal" officeooo:paragraph-rsid="002ae11a" fo:background-color="transparent"/>
    </style:style>
    <style:style style:name="T1" style:family="text">
      <style:text-properties fo:color="#2a6099" fo:font-weight="bold" style:font-weight-asian="bold" style:font-weight-complex="bold"/>
    </style:style>
    <style:style style:name="T2" style:family="text">
      <style:text-properties fo:color="#2a6099" fo:font-weight="bold" officeooo:rsid="0022a711" style:font-weight-asian="bold" style:font-weight-complex="bold"/>
    </style:style>
    <style:style style:name="T3" style:family="text">
      <style:text-properties officeooo:rsid="000ac398"/>
    </style:style>
    <style:style style:name="T4" style:family="text">
      <style:text-properties fo:color="#c9211e" fo:font-weight="bold" style:font-weight-asian="bold" style:font-weight-complex="bold"/>
    </style:style>
    <style:style style:name="T5" style:family="text">
      <style:text-properties fo:color="#c9211e" fo:font-weight="bold" officeooo:rsid="0022a711" style:font-weight-asian="bold" style:font-weight-complex="bold"/>
    </style:style>
    <style:style style:name="T6" style:family="text">
      <style:text-properties fo:color="#c9211e" officeooo:rsid="001d1f02"/>
    </style:style>
    <style:style style:name="T7" style:family="text">
      <style:text-properties fo:color="#c9211e" officeooo:rsid="0022a711"/>
    </style:style>
    <style:style style:name="T8" style:family="text">
      <style:text-properties fo:color="#3465a4"/>
    </style:style>
    <style:style style:name="T9" style:family="text">
      <style:text-properties fo:color="#3465a4" fo:font-weight="bold" style:font-weight-asian="bold" style:font-weight-complex="bold"/>
    </style:style>
    <style:style style:name="T10" style:family="text">
      <style:text-properties fo:font-size="14pt" style:font-size-asian="14pt" style:font-size-complex="14pt"/>
    </style:style>
    <style:style style:name="T11" style:family="text">
      <style:text-properties fo:color="#c586c0"/>
    </style:style>
    <style:style style:name="T12" style:family="text">
      <style:text-properties fo:color="#d4d4d4"/>
    </style:style>
    <style:style style:name="T13" style:family="text">
      <style:text-properties fo:color="#569cd6"/>
    </style:style>
    <style:style style:name="T14" style:family="text">
      <style:text-properties fo:color="#569cd6" fo:font-weight="bold" officeooo:rsid="002ae11a" fo:background-color="transparent" loext:char-shading-value="0" style:font-weight-asian="bold" style:font-weight-complex="bold"/>
    </style:style>
    <style:style style:name="T15" style:family="text">
      <style:text-properties fo:color="#dcdcaa"/>
    </style:style>
    <style:style style:name="T16" style:family="text">
      <style:text-properties fo:color="#dcdcaa" fo:font-weight="bold" officeooo:rsid="002ae11a" fo:background-color="transparent" loext:char-shading-value="0" style:font-weight-asian="bold" style:font-weight-complex="bold"/>
    </style:style>
    <style:style style:name="T17" style:family="text">
      <style:text-properties fo:color="#9cdcfe"/>
    </style:style>
    <style:style style:name="T18" style:family="text">
      <style:text-properties fo:color="#1e6a39"/>
    </style:style>
    <style:style style:name="T19" style:family="text">
      <style:text-properties officeooo:rsid="0017ad8b"/>
    </style:style>
    <style:style style:name="T20" style:family="text">
      <style:text-properties officeooo:rsid="001d1f02"/>
    </style:style>
    <style:style style:name="T21" style:family="text">
      <style:text-properties officeooo:rsid="001df662"/>
    </style:style>
    <style:style style:name="T22" style:family="text">
      <style:text-properties officeooo:rsid="00214732"/>
    </style:style>
    <style:style style:name="T23" style:family="text">
      <style:text-properties officeooo:rsid="0022a711"/>
    </style:style>
    <style:style style:name="T24" style:family="text">
      <style:text-properties fo:color="#ce9178"/>
    </style:style>
    <style:style style:name="T25" style:family="text">
      <style:text-properties style:use-window-font-color="true"/>
    </style:style>
    <style:style style:name="T26" style:family="text">
      <style:text-properties fo:color="#780373"/>
    </style:style>
    <style:style style:name="T27" style:family="text">
      <style:text-properties fo:color="#b85c00"/>
    </style:style>
    <style:style style:name="T28" style:family="text">
      <style:text-properties officeooo:rsid="0027a421"/>
    </style:style>
    <style:style style:name="T29" style:family="text">
      <style:text-properties officeooo:rsid="00295d2e"/>
    </style:style>
    <style:style style:name="T30" style:family="text">
      <style:text-properties officeooo:rsid="00295d2e" style:font-size-asian="14pt" style:font-weight-asian="bold" style:font-size-complex="14pt" style:font-weight-complex="bold"/>
    </style:style>
    <style:style style:name="T31" style:family="text">
      <style:text-properties fo:color="#8d1d75" style:font-name="Droid Sans Mono" fo:font-size="10.5pt" fo:background-color="transparent" loext:char-shading-value="0" style:font-weight-asian="bold" style:font-weight-complex="bold"/>
    </style:style>
    <style:style style:name="T32" style:family="text">
      <style:text-properties fo:color="#8d1d75" style:font-name="Droid Sans Mono" fo:font-size="10.5pt" style:text-underline-style="none" fo:background-color="transparent" loext:char-shading-value="0" style:font-weight-asian="bold" style:font-weight-complex="bold"/>
    </style:style>
    <style:style style:name="T33" style:family="text">
      <style:text-properties fo:color="#8d1d75" style:font-name="Droid Sans Mono" fo:font-size="10.5pt" style:text-underline-style="none" officeooo:rsid="002a7a88" fo:background-color="transparent" loext:char-shading-value="0" style:font-weight-asian="bold" style:font-weight-complex="bold"/>
    </style:style>
    <style:style style:name="T34" style:family="text">
      <style:text-properties fo:color="#333333"/>
    </style:style>
    <style:style style:name="T35" style:family="text">
      <style:text-properties fo:color="#333333" officeooo:rsid="00295d2e"/>
    </style:style>
    <style:style style:name="T36" style:family="text">
      <style:text-properties fo:color="#355269"/>
    </style:style>
    <style:style style:name="T37" style:family="text">
      <style:text-properties fo:color="#650953"/>
    </style:style>
    <style:style style:name="T38" style:family="text">
      <style:text-properties fo:color="#650953" officeooo:rsid="002c8b86"/>
    </style:style>
    <style:style style:name="T39" style:family="text">
      <style:text-properties fo:color="#650953" officeooo:rsid="002e2493"/>
    </style:style>
    <style:style style:name="T40" style:family="text">
      <style:text-properties fo:color="#1c1c1c" fo:font-weight="bold" fo:background-color="transparent" loext:char-shading-value="0" style:font-weight-asian="bold" style:font-weight-complex="bold"/>
    </style:style>
    <style:style style:name="T41" style:family="text">
      <style:text-properties fo:color="#1c1c1c" fo:font-weight="bold" officeooo:rsid="002ae11a" fo:background-color="transparent" loext:char-shading-value="0" style:font-weight-asian="bold" style:font-weight-complex="bold"/>
    </style:style>
    <style:style style:name="T42" style:family="text">
      <style:text-properties fo:font-weight="bold" officeooo:rsid="002ae11a" fo:background-color="transparent" loext:char-shading-value="0"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officeooo:rsid="002ae11a" style:font-weight-asian="bold" style:font-weight-complex="bold"/>
    </style:style>
    <style:style style:name="T45" style:family="text">
      <style:text-properties fo:color="#b5cea8"/>
    </style:style>
    <style:style style:name="T46" style:family="text">
      <style:text-properties officeooo:rsid="002c8b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0 - 10:19</text:p>
      <text:p text:style-name="P1"/>
      <text:p text:style-name="P5">* Instalar Redux , react-redux.</text:p>
      <text:p text:style-name="P5"/>
      <text:p text:style-name="P5">* Configuracón de Redux Store Para la Aplicación</text:p>
      <text:p text:style-name="P5"/>
      <text:p text:style-name="P5">// Redux</text:p>
      <text:p text:style-name="P5">import { Provider } from "react-redux";</text:p>
      <text:p text:style-name="P5">import <text:span text:style-name="T1">store</text:span> from "./redux/store";</text:p>
      <text:p text:style-name="P6">// <text:span text:style-name="T3">Es aquí donde utilizo el paquete react-redux</text:span></text:p>
      <text:p text:style-name="P5">ReactDOM.render(</text:p>
      <text:p text:style-name="P5">&lt;React.StrictMode&gt;</text:p>
      <text:p text:style-name="P5">&lt;Provider store={<text:span text:style-name="T1">store</text:span>}&gt;</text:p>
      <text:p text:style-name="P5">&lt;App /&gt;</text:p>
      <text:p text:style-name="P5">&lt;/Provider&gt;</text:p>
      <text:p text:style-name="P5">&lt;/React.StrictMode&gt;,</text:p>
      <text:p text:style-name="P5">document.getElementById("root")</text:p>
      <text:p text:style-name="P5">);</text:p>
      <text:p text:style-name="P5"/>
      <text:p text:style-name="P13">Reducers are the only way to change states in Redux. It is the only place where you can write logic and calculations. Reducer function will accept the previous state of app and action being dispatched, calculate the next state and returns the new object.</text:p>
      <text:p text:style-name="P12"/>
      <text:p text:style-name="P1">10:19 - 20:00</text:p>
      <text:p text:style-name="P5"/>
      <text:p text:style-name="P5">Instalación de Redux-Dev-Tools Extension y su configuración en store.js</text:p>
      <text:p text:style-name="P5"/>
      <text:p text:style-name="P23"><text:span text:style-name="T9">const</text:span> store = createStore(rootReducer, <text:span text:style-name="T4">composeWithDevTools</text:span>());</text:p>
      <text:p text:style-name="P5"/>
      <text:p text:style-name="P5"/>
      <text:p text:style-name="P5">14:22</text:p>
      <text:p text:style-name="P5"/>
      <text:p text:style-name="P5">Pasa el shopping reducer al combine reducer</text:p>
      <text:p text:style-name="P5"/>
      <text:p text:style-name="P5">14:26</text:p>
      <text:p text:style-name="P5">Los types y por lo tanto definirá todas las acciones que se van a ejecutar</text:p>
      <text:p text:style-name="P5"/>
      <text:p text:style-name="P5">16:00 Actions</text:p>
      <text:p text:style-name="P5"/>
      <text:p text:style-name="P1"><text:soft-page-break/></text:p>
      <text:p text:style-name="P29">export const addToCart = (<text:span text:style-name="T18">itemID</text:span>) =&gt; {</text:p>
      <text:p text:style-name="P30">return {</text:p>
      <text:p text:style-name="P30">type: ADD_TO_CART,</text:p>
      <text:p text:style-name="P30"><text:span text:style-name="T18">payload</text:span>: {</text:p>
      <text:p text:style-name="P30">id: <text:span text:style-name="T18">itemID</text:span>,</text:p>
      <text:p text:style-name="P30"><text:s text:c="2"/>},</text:p>
      <text:p text:style-name="P30"><text:s/>};</text:p>
      <text:p text:style-name="P30">};</text:p>
      <text:p text:style-name="P1"/>
      <text:p text:style-name="P1">//<text:span text:style-name="T19">Como un update...</text:span></text:p>
      <text:p text:style-name="P29">export const adjustItemQty = (<text:span text:style-name="T18">itemID</text:span>, <text:span text:style-name="T18">qty</text:span>) =&gt; {</text:p>
      <text:p text:style-name="P30">return {</text:p>
      <text:p text:style-name="P30">type: ADJUST_ITEM_QTY,</text:p>
      <text:p text:style-name="P30"><text:span text:style-name="T18">payload</text:span>: {</text:p>
      <text:p text:style-name="P30">id: <text:span text:style-name="T18">itemID</text:span>,</text:p>
      <text:p text:style-name="P30"><text:span text:style-name="T18">qty</text:span>,</text:p>
      <text:p text:style-name="P30"><text:s text:c="3"/>},</text:p>
      <text:p text:style-name="P30"><text:s text:c="2"/>};</text:p>
      <text:p text:style-name="P30">};</text:p>
      <text:p text:style-name="P15"/>
      <text:p text:style-name="P1"/>
      <text:p text:style-name="P1">20:00 - 30:00</text:p>
      <text:p text:style-name="P8">El reducer simpre toma el estado y la acción</text:p>
      <text:p text:style-name="P8"/>
      <text:p text:style-name="P27">const shopReducer = (<text:span text:style-name="T8">state</text:span> = INITIAL_STATE, <text:span text:style-name="T8">action</text:span>) =&gt; {</text:p>
      <text:p text:style-name="P28"><text:tab/>switch (action.type) {</text:p>
      <text:p text:style-name="P28"><text:tab/><text:tab/>case actionTypes.ADD_TO_CART:</text:p>
      <text:p text:style-name="P14"/>
      <text:p text:style-name="P8"/>
      <text:p text:style-name="P5"/>
      <text:p text:style-name="P5">Creación de ShoppinReducer.js</text:p>
      <text:p text:style-name="P5"/>
      <text:p text:style-name="P9">21:00 </text:p>
      <text:p text:style-name="P9"/>
      <text:p text:style-name="P9">//Describe como va a estar constituido el estado inicial</text:p>
      <text:p text:style-name="P5"/>
      <text:p text:style-name="P5">25:27 Connect Function para traerme el estado a producto y puder trabajar con valores dinámicos</text:p>
      <text:p text:style-name="P5"/>
      <text:p text:style-name="P5">25:47 Voy a poder escoger que estado de mi redux store pasar a mi componente</text:p>
      <text:p text:style-name="P5"/>
      <text:p text:style-name="P5"/>
      <text:p text:style-name="P25"><text:span text:style-name="T11">import</text:span> { <text:span text:style-name="T17">connect</text:span> } <text:span text:style-name="T11">from</text:span> <text:span text:style-name="T24">"react-redux"</text:span>;</text:p>
      <text:p text:style-name="P24"><text:soft-page-break/><text:span text:style-name="T26">import</text:span><text:span text:style-name="T12"> </text:span><text:span text:style-name="T25">{</text:span><text:span text:style-name="T12"> </text:span><text:span text:style-name="T8">connect</text:span><text:span text:style-name="T12"> </text:span><text:span text:style-name="T25">}</text:span><text:span text:style-name="T26"> from </text:span><text:span text:style-name="T27">"react-redux"</text:span><text:span text:style-name="T12">;</text:span></text:p>
      <text:p text:style-name="P17">//<text:span text:style-name="T20">Esto es muy importante por que permite la conexión </text:span></text:p>
      <text:p text:style-name="P17"><text:span text:style-name="T20">//</text:span><text:span text:style-name="T23">Estado</text:span><text:span text:style-name="T6">-</text:span><text:span text:style-name="T7">Componente</text:span><text:span text:style-name="T20"> </text:span></text:p>
      <text:p text:style-name="P10"/>
      <text:p text:style-name="P10">// <text:span text:style-name="T23">Aquí se desestructura { </text:span><text:span text:style-name="T2">products</text:span><text:span text:style-name="T23"> } de <text:s/></text:span><text:span text:style-name="T5">mapStateToProps</text:span></text:p>
      <text:p text:style-name="P31"/>
      <text:p text:style-name="P5">const <text:span text:style-name="T4">Products</text:span> = ({ <text:span text:style-name="T1">products</text:span> }) =&gt; {</text:p>
      <text:p text:style-name="P5">return (</text:p>
      <text:p text:style-name="P5"><text:tab/>&lt;div className={styles.products}&gt;</text:p>
      <text:p text:style-name="P5"><text:tab/>{products.map((product) =&gt; (</text:p>
      <text:p text:style-name="P5"><text:tab/>&lt;Product key={product.id} product={product} /&gt;</text:p>
      <text:p text:style-name="P5"><text:s text:c="3"/>) <text:s/>)</text:p>
      <text:p text:style-name="P5">}</text:p>
      <text:p text:style-name="P5">&lt;/div&gt;</text:p>
      <text:p text:style-name="P5"><text:s text:c="3"/>);</text:p>
      <text:p text:style-name="P5">};</text:p>
      <text:p text:style-name="P16"/>
      <text:p text:style-name="P5"/>
      <text:p text:style-name="P5">const <text:span text:style-name="T4">mapStateToProps</text:span> = (state) =&gt; {</text:p>
      <text:p text:style-name="P5">return {</text:p>
      <text:p text:style-name="P7"><text:s text:c="3"/><text:span text:style-name="T1"><text:s/>products</text:span>: state.shop.products, </text:p>
      <text:p text:style-name="P7"/>
      <text:p text:style-name="P18">//shop, así se nombró en <text:span text:style-name="T22">reducer de</text:span> combineReducers <text:span text:style-name="T22">de store.js</text:span></text:p>
      <text:p text:style-name="P19">//<text:span text:style-name="T21">E</text:span>se mismo shop se refiere a lo que sea que haya en el </text:p>
      <text:p text:style-name="P19">//INITIAL<text:span text:style-name="T10"> STATE de shopping-reducers.js</text:span></text:p>
      <text:p text:style-name="P5"/>
      <text:p text:style-name="P5"><text:s text:c="2"/>};</text:p>
      <text:p text:style-name="P5">};</text:p>
      <text:p text:style-name="P5">export default connect(<text:span text:style-name="T4">mapStateToProps</text:span>)(<text:span text:style-name="T4">Products</text:span>);</text:p>
      <text:p text:style-name="P5"/>
      <text:p text:style-name="P5">Lo que me va a permitir... </text:p>
      <text:p text:style-name="P5"/>
      <text:p text:style-name="P5">{products.map((product) =&gt; (</text:p>
      <text:p text:style-name="P5">&lt;Product key={product.id} product={product} /&gt;</text:p>
      <text:p text:style-name="P5">))}</text:p>
      <text:p text:style-name="P5"/>
      <text:p text:style-name="P11">Dudas sobre connect y mapStateToProps….?</text:p>
      <text:p text:style-name="P11"/>
      <text:p text:style-name="P20">https://react-redux.js.org/api/connect</text:p>
      <text:p text:style-name="P5"><text:s/></text:p>
      <text:p text:style-name="P1">30:00 – 40:00 →<text:span text:style-name="T28"> Hasta Aquí los Reducers</text:span></text:p>
      <text:p text:style-name="P5"/>
      <text:p text:style-name="P5">Pasar todo a manera dinámica a Product.js</text:p>
      <text:p text:style-name="P5"><text:soft-page-break/></text:p>
      <text:p text:style-name="P5">31:38 ADD_TO_CARD El PRIMER REDUCER</text:p>
      <text:p text:style-name="P5"/>
      <text:p text:style-name="P5">1. Obtener los Items de productos:</text:p>
      <text:p text:style-name="P5"/>
      <text:p text:style-name="P5"><text:s text:c="5"/>state.products.find((product) =&gt; product.id === action.payload.id);</text:p>
      <text:p text:style-name="P5"/>
      <text:p text:style-name="P5">2. Check if Item is in cart already</text:p>
      <text:p text:style-name="P5"/>
      <text:p text:style-name="P5">const inCart = state.cart.find((item) =&gt; item.id === action.payload.id ? true : false);</text:p>
      <text:p text:style-name="P5"/>
      <text:p text:style-name="P5">3. </text:p>
      <text:p text:style-name="P5">return {</text:p>
      <text:p text:style-name="P5"><text:s text:c="4"/>...state, </text:p>
      <text:p text:style-name="P5"><text:s text:c="4"/>valueA: </text:p>
      <text:p text:style-name="P5"/>
      <text:p text:style-name="P5">This will update the whole state with the new object which has a updated property valueA and keping all others as existing values.</text:p>
      <text:p text:style-name="P5"/>
      <text:p text:style-name="P5"/>
      <text:p text:style-name="P2"><text:span text:style-name="T29">4</text:span>0:00 – <text:span text:style-name="T29">5</text:span>0:00 </text:p>
      <text:p text:style-name="P2"/>
      <text:p text:style-name="P21"><text:span text:style-name="T30">40:24 </text:span><text:span text:style-name="T31">mapDispatchToProps</text:span></text:p>
      <text:p text:style-name="P32"/>
      <text:p text:style-name="P22"><text:span text:style-name="T31">Recuerda que con </text:span><text:span text:style-name="T32">use</text:span><text:span text:style-name="T33">Se</text:span><text:span text:style-name="T32">lector</text:span><text:span text:style-name="T31"> debe ser mas sencillo...</text:span></text:p>
      <text:p text:style-name="P32"/>
      <text:p text:style-name="P26"><text:span text:style-name="T35">c</text:span><text:span text:style-name="T34">onst </text:span><text:span text:style-name="T36">mapDispatchToProps</text:span><text:span text:style-name="T34"> = (</text:span><text:span text:style-name="T36">dispatch</text:span><text:span text:style-name="T34">) =&gt; {</text:span></text:p>
      <text:p text:style-name="P30">return {</text:p>
      <text:p text:style-name="P30"><text:span text:style-name="T18">addToCart</text:span>: (id) =&gt; <text:span text:style-name="T36">dispatch</text:span>(<text:span text:style-name="T18">addToCart</text:span>(id)),</text:p>
      <text:p text:style-name="P30">loadCurrentItem: (item) =&gt; dispatch(loadCurrentItem(item)),</text:p>
      <text:p text:style-name="P30">};</text:p>
      <text:p text:style-name="P37">};</text:p>
      <text:p text:style-name="P32"/>
      <text:p text:style-name="P34">45:00<text:span text:style-name="T37"> useState <text:s/>cartCount</text:span></text:p>
      <text:p text:style-name="P33"/>
      <text:p text:style-name="P36"><text:span text:style-name="T40">Este es un muy buen ejemplo de como refrescar los estados en el renderizado </text:span><text:span text:style-name="T41">y el uso del foreach()</text:span></text:p>
      <text:p text:style-name="P36"><text:span text:style-name="T41"/></text:p>
      <text:p text:style-name="P38"><text:span text:style-name="T44">useEffect(() =&gt; {</text:span></text:p>
      <text:p text:style-name="P39"><text:s text:c="4"/>let count = 0;</text:p>
      <text:p text:style-name="P39"><text:s text:c="4"/>cart.<text:span text:style-name="T43">forEach</text:span>((item) =&gt; {</text:p>
      <text:p text:style-name="P39"><text:tab/>count += item.qty;</text:p>
      <text:p text:style-name="P40">});</text:p>
      <text:p text:style-name="P35"><text:soft-page-break/>4<text:span text:style-name="T46">7</text:span>:00<text:span text:style-name="T37"> </text:span><text:span text:style-name="T38">Los elementos del estado de redux store, ahora los va a renderizar en un componente llamado </text:span><text:span text:style-name="T39">Cart.js </text:span><text:span text:style-name="T38"><text:s/>&lt;Cart /&gt;</text:span></text:p>
      <text:p text:style-name="P36"><text:span text:style-name="T41"/></text:p>
      <text:p text:style-name="P5"/>
      <text:p text:style-name="P4"/>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12T16:03:54.066452183</dc:date>
    <meta:editing-duration>PT3H9M41S</meta:editing-duration>
    <meta:editing-cycles>39</meta:editing-cycles>
    <meta:generator>LibreOffice/6.4.7.2$Linux_X86_64 LibreOffice_project/40$Build-2</meta:generator>
    <meta:document-statistic meta:table-count="0" meta:image-count="0" meta:object-count="0" meta:page-count="5" meta:paragraph-count="112" meta:word-count="525" meta:character-count="3480" meta:non-whitespace-character-count="3001"/>
  </office:meta>
</office:document-meta>
</file>